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rogress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rogress (Dashboard)</text:h>
                    <text:list>
                        <text:list-item>
                            <text:h text:style-name="Heading_20_2" text:outline-level="2">Description</text:h>
                        </text:list-item>
                    </text:list>
                </text:list-item>
            </text:list>

            <text:p text:style-name="Standard">We can use this Widget, for example, when we want to display the execution progress of an operation.</text:p>

            
                <text:list xml:id="list_Progress (Dashboard)2" text:continue-numbering="true" text:continue-list="list_Progress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rogress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A value that goes from Min (progress is at 0%) to Max (progress is at 100%).</text:p>,
                                            <text:list xml:id="list_Progress (Dashboard)5" text:continue-numbering="true" text:continue-list="list_Progress (Dashboard)4"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Progress (Dashboard)6" text:continue-numbering="true" text:continue-list="list_Progress (Dashboard)5"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Progress (Dashboard)7" text:continue-numbering="true" text:continue-list="list_Progress (Dashboard)6"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here are two orientations that the <text:span text:style-name="backtick">Progress</text:span> widget can have:</text:p>
                    <text:list xml:id="list_Progress (Dashboard)8" text:style-name="List_20_1">
                        
                        <text:list-item>
                            <text:p text:style-name="List_20_1">
                                Horizontal
                            </text:p>
                            
                        </text:list-item>
                        
                    

                        <text:list-item>
                            <text:p text:style-name="List_20_1">
                                Vertical
                            </text:p>
                            
                        </text:list-item>
                        
                    
                    </text:list>
                ,
                                            <text:list xml:id="list_Progress (Dashboard)9" text:continue-numbering="true" text:continue-list="list_Progress (Dashboard)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rogress (Dashboard)10" text:continue-numbering="true" text:continue-list="list_Progress (Dashboard)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rogress (Dashboard)11" text:continue-numbering="true" text:continue-list="list_Progress (Dashboard)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rogress (Dashboard)12" text:continue-numbering="true" text:continue-list="list_Progress (Dashboard)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rogress (Dashboard)13" text:continue-numbering="true" text:continue-list="list_Progress (Dashboard)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rogress (Dashboard)14" text:continue-numbering="true" text:continue-list="list_Progress (Dashboard)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rogress (Dashboard)15" text:continue-numbering="true" text:continue-list="list_Progress (Dash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rogress (Dashboard)16" text:continue-numbering="true" text:continue-list="list_Progress (Dashboard)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rogress (Dashboard)17" text:continue-numbering="true" text:continue-list="list_Progress (Dashboard)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rogress (Dashboard)18" text:continue-numbering="true" text:continue-list="list_Progress (Dashboard)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rogress (Dashboard)19" text:continue-numbering="true" text:continue-list="list_Progress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rogress (Dashboard)20" text:continue-numbering="true" text:continue-list="list_Progress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rogress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rogress (Dashboard)22" text:continue-numbering="true" text:continue-list="list_Progress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rogress (Dashboard)23" text:continue-numbering="true" text:continue-list="list_Progress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rogress (Dashboard)24" text:continue-numbering="true" text:continue-list="list_Progress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rogress (Dashboard)3" text:continue-numbering="true" text:continue-list="list_Progress (Dashboard)2" text:style-name="Outline">
                        <text:list-item>
                            <text:list>
                                <text:list-item>
                                    <text:h text:style-name="Heading_20_2" text:outline-level="2">Examples</text:h>
                                </text:list-item>
                            </text:list>
                        </text:list-item>
                    </text:list>
                    <text:p text:style-name="Standard"/>
                    
                    <text:list xml:id="list_Progress (Dashboard)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